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32700000D30E08DD5FA.svm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>
        <style:tab-stops>
          <style:tab-stop style:position="6.152cm"/>
        </style:tab-stops>
      </style:paragraph-properties>
      <style:text-properties fo:color="#000000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35196856428780879" text:style-name="L1">
        <text:list-header>
          <text:p text:style-name="P10"/>
        </text:list-header>
        <text:list-item>
          <text:p text:style-name="P7">Crear un listado único con todos los oficios que haya en el departamento 10. Incluir la localidad del departamento en el resultado.</text:p>
          <text:p text:style-name="P7"/>
        </text:list-item>
        <text:list-item>
          <text:p text:style-name="P7">Obtener la siguiente salida:</text:p>
        </text:list-item>
        <text:list-item>
          <text:p text:style-name="P8"><draw:frame draw:style-name="fr2" draw:name="gráficos2" text:anchor-type="paragraph" svg:width="13.095cm" svg:height="3.376cm" draw:z-index="1"><draw:image xlink:href="Pictures/200000070000332700000D30E08DD5FA.svm" xlink:type="simple" xlink:show="embed" xlink:actuate="onLoad"/></draw:frame>Visualizar el número de departamento, el nombre del departamento, y la cantidad de empleados del departamento con más empleados.</text:p>
          <text:p text:style-name="P8"/>
        </text:list-item>
        <text:list-item>
          <text:p text:style-name="P8">Mostrar el apellido, el nombre del departamento y el salario de cualquier empleado cuyo salario y comisión coincidan con los de cualquier empleado que trabaje en Barcelona, <text:span text:style-name="T1">incluidos los que no tienen comisión.</text:span>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3-01-07T18:16:12.31</meta:creation-date>
    <meta:editing-cycles>10</meta:editing-cycles>
    <meta:editing-duration>PT1H16M25S</meta:editing-duration>
    <meta:initial-creator>B I-I</meta:initial-creator>
    <dc:date>2017-01-27T11:44:44</dc:date>
    <dc:creator>B. I-I </dc:creator>
    <meta:document-statistic meta:table-count="1" meta:image-count="2" meta:object-count="0" meta:page-count="1" meta:paragraph-count="8" meta:word-count="90" meta:character-count="717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1-07T18:16:12"/>
  </office:meta>
</office:document-meta>
</file>